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66cm" fo:min-width="0.8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56cm" fo:min-width="0.46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17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404cm" svg:height="1.45cm" svg:x="3.196cm" svg:y="1.7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0.9cm" svg:x2="0cm" svg:y2="0.9cm" draw:start-shape="id1" draw:end-shape="id2" draw:end-glue-point="10" svg:d="M900 900h-900" svg:viewBox="0 0 901 1">
          <text:p/>
        </draw:connector>
        <draw:connector draw:style-name="gr3" draw:text-style-name="P2" draw:layer="layout" svg:x1="5.361cm" svg:y1="1.2cm" svg:x2="4.6cm" svg:y2="2.475cm" draw:start-shape="id3" draw:start-glue-point="8" draw:end-shape="id4" draw:end-glue-point="1" svg:d="M5361 1200v1275h-761" svg:viewBox="0 0 762 1276">
          <text:p/>
        </draw:connector>
        <draw:custom-shape draw:style-name="gr4" draw:text-style-name="P3" xml:id="id2" draw:id="id2" draw:layer="layout" svg:width="0.6cm" svg:height="0.6cm" svg:x="-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-0.1cm" svg:y="0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369cm" svg:height="1.381cm" svg:x="3.2cm" svg:y="1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4" xml:id="id7" draw:id="id7" draw:layer="layout" svg:width="0.2cm" svg:height="0.2cm" svg:x="2.5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0.6cm" svg:height="0.6cm" svg:x="5.06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4.422cm" svg:y="0.3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5.222cm" svg:y="-0.1cm">
          <draw:text-box>
            <text:p><text:span text:style-name="T1">+</text:span></text:p>
          </draw:text-box>
        </draw:frame>
        <draw:custom-shape draw:style-name="gr9" draw:text-style-name="P1" xml:id="id5" draw:id="id5" draw:layer="layout" svg:width="1cm" svg:height="0.94cm" svg:x="3.396cm" svg:y="0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01cm" svg:height="0.875cm" svg:x="3.49cm" svg:y="0.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3" draw:text-style-name="P2" draw:layer="layout" svg:x1="5.061cm" svg:y1="0.9cm" svg:x2="4.396cm" svg:y2="0.9cm" draw:start-shape="id3" draw:start-glue-point="6" draw:end-shape="id5" draw:end-glue-point="1" svg:d="M5061 900h-665" svg:viewBox="0 0 666 1">
          <text:p/>
        </draw:connector>
        <draw:connector draw:style-name="gr3" draw:text-style-name="P2" draw:layer="layout" svg:x1="6.096cm" svg:y1="0.9cm" svg:x2="5.661cm" svg:y2="0.9cm" draw:start-shape="id6" draw:start-glue-point="3" draw:end-shape="id3" draw:end-glue-point="10" svg:d="M6096 900h-435" svg:viewBox="0 0 436 1">
          <text:p/>
        </draw:connector>
        <draw:connector draw:style-name="gr2" draw:text-style-name="P2" draw:layer="layout" svg:x1="5.361cm" svg:y1="0.6cm" svg:x2="2.6cm" svg:y2="0.8cm" draw:start-shape="id3" draw:start-glue-point="4" draw:end-shape="id7" draw:end-glue-point="4" svg:d="M5361 600v-518h-2761v718" svg:viewBox="0 0 2762 719">
          <text:p/>
        </draw:connector>
        <draw:frame draw:style-name="gr5" draw:text-style-name="P2" draw:layer="layout" svg:width="0.849cm" svg:height="0.424cm" svg:x="9.151cm" svg:y="0.3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3" draw:text-style-name="P2" draw:layer="layout" svg:x1="10cm" svg:y1="0.9cm" svg:x2="8.8cm" svg:y2="0.9cm" draw:start-shape="id8" draw:end-shape="id9" draw:end-glue-point="1" svg:d="M10000 900h-1200" svg:viewBox="0 0 1201 1">
          <text:p/>
        </draw:connector>
        <draw:custom-shape draw:style-name="gr4" draw:text-style-name="P3" xml:id="id8" draw:id="id8" draw:layer="layout" svg:width="0.6cm" svg:height="0.6cm" svg:x="10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2cm" svg:height="0.2cm" svg:x="9.2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0.6cm" svg:height="0.6cm" svg:x="0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396cm" svg:y1="0.9cm" svg:x2="1.5cm" svg:y2="0.9cm" draw:start-shape="id5" draw:start-glue-point="3" draw:end-shape="id1" draw:end-glue-point="10" svg:d="M3396 900h-1896" svg:viewBox="0 0 1897 1">
          <text:p/>
        </draw:connector>
        <draw:frame draw:style-name="gr5" draw:text-style-name="P2" draw:layer="layout" svg:width="0.802cm" svg:height="0.424cm" svg:x="1.501cm" svg:y="0.3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714cm" svg:height="0.674cm" svg:x="0.222cm" svg:y="0.801cm">
          <draw:text-box>
            <text:p><text:span text:style-name="T1">+</text:span></text:p>
          </draw:text-box>
        </draw:frame>
        <draw:connector draw:style-name="gr2" draw:text-style-name="P2" draw:layer="layout" draw:line-skew="1.981cm" svg:x1="1.2cm" svg:y1="1.2cm" svg:x2="9.3cm" svg:y2="1cm" draw:start-shape="id1" draw:start-glue-point="8" draw:end-shape="id10" draw:end-glue-point="8" svg:d="M1200 1200v2500h8100v-2700" svg:viewBox="0 0 8101 2701">
          <text:p/>
        </draw:connector>
        <draw:frame draw:style-name="gr8" draw:text-style-name="P5" draw:layer="layout" svg:width="0.714cm" svg:height="0.674cm" svg:x="1.122cm" svg:y="1.101cm">
          <draw:text-box>
            <text:p><text:span text:style-name="T1">-</text:span></text:p>
          </draw:text-box>
        </draw:frame>
        <draw:connector draw:style-name="gr2" draw:text-style-name="P2" draw:layer="layout" svg:x1="3.196cm" svg:y1="2.475cm" svg:x2="2.6cm" svg:y2="1cm" draw:start-shape="id4" draw:start-glue-point="3" draw:end-shape="id7" draw:end-glue-point="8" svg:d="M3196 2475h-596v-1475" svg:viewBox="0 0 597 1476">
          <text:p/>
        </draw:connector>
        <draw:custom-shape draw:style-name="gr10" draw:text-style-name="P1" xml:id="id6" draw:id="id6" draw:layer="layout" svg:width="0.704cm" svg:height="0.7cm" svg:x="6.0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27cm" svg:height="0.445cm" svg:x="6.19cm" svg:y="0.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1" draw:text-style-name="P1" xml:id="id9" draw:id="id9" draw:layer="layout" svg:width="1.104cm" svg:height="0.7cm" svg:x="7.6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7.79cm" svg:y="0.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2" draw:layer="layout" svg:x1="7.696cm" svg:y1="0.9cm" svg:x2="6.8cm" svg:y2="0.9cm" draw:start-shape="id9" draw:start-glue-point="3" draw:end-shape="id6" draw:end-glue-point="1" svg:d="M7696 900h-896" svg:viewBox="0 0 897 1">
          <text:p/>
        </draw:connector>
        <draw:frame draw:style-name="gr8" draw:text-style-name="P5" draw:layer="layout" svg:width="0.714cm" svg:height="0.674cm" svg:x="4.786cm" svg:y="1.126cm">
          <draw:text-box>
            <text:p><text:span text:style-name="T1">+</text:span></text:p>
          </draw:text-box>
        </draw:frame>
        <draw:frame draw:style-name="gr5" draw:text-style-name="P2" draw:layer="layout" svg:width="0.81cm" svg:height="0.424cm" svg:x="6.801cm" svg:y="0.3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7T15:21:26.786348321</dc:date>
    <meta:editing-duration>PT48M50S</meta:editing-duration>
    <meta:editing-cycles>19</meta:editing-cycles>
    <meta:generator>LibreOffice/6.0.3.2$Linux_X86_64 LibreOffice_project/0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frac>
      <mrow>
        <msub>
          <mi>T</mi>
          <mi>D</mi>
        </msub>
        <mi>s</mi>
      </mrow>
      <mrow>
        <mrow>
          <mn>1</mn>
          <mo stretchy="false">+</mo>
          <mfrac>
            <msub>
              <mi>T</mi>
              <mi>D</mi>
            </msub>
            <mi>N</mi>
          </mfrac>
        </mrow>
        <mi>s</mi>
      </mrow>
    </mfrac>
    <annotation encoding="StarMath 5.0"> {T_D s} over {1+ {T_D} over {N} s} </annotation>
  </semantics>
</math>
</file>

<file path=Object 3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row>
      <mfrac>
        <mn>1</mn>
        <msub>
          <mi>T</mi>
          <mi>I</mi>
        </msub>
      </mfrac>
      <mi>s</mi>
    </mrow>
    <annotation encoding="StarMath 5.0">{1} over {T_I} s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